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052" officeooo:paragraph-rsid="001640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tion #26775 global minimum w(t):</text:p>
      <text:p text:style-name="P1"><text:s text:c="2"/>-8.3426e+02 <text:s/>-1.7037e+03</text:p>
      <text:p text:style-name="P1"><text:s text:c="3"/>3.1722e+03 <text:s text:c="2"/>9.9088e+03</text:p>
      <text:p text:style-name="P1"><text:s text:c="3"/>4.9826e+03 <text:s text:c="2"/>6.1485e+03</text:p>
      <text:p text:style-name="P1"><text:s text:c="3"/>4.1206e+03 <text:s/>-4.0973e+03</text:p>
      <text:p text:style-name="P1"><text:s text:c="2"/>-1.6113e+04 <text:s text:c="2"/>2.6126e+03</text:p>
      <text:p text:style-name="P1"><text:s text:c="2"/>-9.2442e+03 <text:s text:c="2"/>5.0323e+03</text:p>
      <text:p text:style-name="P1"><text:s text:c="2"/>-9.2590e+03 <text:s/>-9.1503e+03</text:p>
      <text:p text:style-name="P1"><text:s text:c="3"/>8.4551e+03 <text:s/>-5.4353e+03</text:p>
      <text:p text:style-name="P1"><text:s text:c="2"/>-1.2056e+04 <text:s text:c="2"/>1.4000e+04</text:p>
      <text:p text:style-name="P1"><text:s text:c="3"/>1.0043e+04 <text:s text:c="2"/>1.1389e+04</text:p>
      <text:p text:style-name="P1"><text:s text:c="2"/>-4.9318e+03 <text:s/>-2.9087e+03</text:p>
      <text:p text:style-name="P1"/>
      <text:p text:style-name="P1">Iteration #26775 w(t):</text:p>
      <text:p text:style-name="P1"><text:s text:c="2"/>-7.4737e+02 <text:s/>-1.7373e+03</text:p>
      <text:p text:style-name="P1"><text:s text:c="3"/>3.2295e+03 <text:s text:c="2"/>9.9115e+03</text:p>
      <text:p text:style-name="P1"><text:s text:c="3"/>4.9925e+03 <text:s text:c="2"/>5.9768e+03</text:p>
      <text:p text:style-name="P1"><text:s text:c="3"/>4.5746e+03 <text:s/>-4.2294e+03</text:p>
      <text:p text:style-name="P1"><text:s text:c="2"/>-1.6255e+04 <text:s text:c="2"/>2.7495e+03</text:p>
      <text:p text:style-name="P1"><text:s text:c="2"/>-8.9381e+03 <text:s text:c="2"/>5.0540e+03</text:p>
      <text:p text:style-name="P1"><text:s text:c="2"/>-9.5527e+03 <text:s/>-9.2908e+03</text:p>
      <text:p text:style-name="P1"><text:s text:c="3"/>8.7993e+03 <text:s/>-5.9248e+03</text:p>
      <text:p text:style-name="P1"><text:s text:c="2"/>-1.2094e+04 <text:s text:c="2"/>1.3843e+04</text:p>
      <text:p text:style-name="P1"><text:s text:c="3"/>1.0312e+04 <text:s text:c="2"/>1.1282e+04</text:p>
      <text:p text:style-name="P1"><text:s text:c="2"/>-4.9968e+03 <text:s/>-2.6182e+03</text:p>
      <text:p text:style-name="P1"/>
      <text:p text:style-name="P1">Alpha = </text:p>
      <text:p text:style-name="P1"><text:s/>0.32856</text:p>
      <text:p text:style-name="P1">P =</text:p>
      <text:p text:style-name="P1"><text:s/>0.46487</text:p>
      <text:p text:style-name="P1">Iteration #26776 T:</text:p>
      <text:p text:style-name="P1"><text:s/>11.7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1-21T19:03:28.232865650</meta:creation-date>
    <dc:date>2017-01-21T19:04:09.546142037</dc:date>
    <dc:creator>Scripting projects</dc:creator>
    <meta:editing-duration>PT42S</meta:editing-duration>
    <meta:editing-cycles>1</meta:editing-cycles>
    <meta:document-statistic meta:table-count="0" meta:image-count="0" meta:object-count="0" meta:page-count="1" meta:paragraph-count="30" meta:word-count="62" meta:character-count="684" meta:non-whitespace-character-count="560"/>
    <meta:generator>LibreOffice/4.3.3.2$Linux_X86_64 LibreOffice_project/430m0$Build-2</meta:generator>
  </office:meta>
</office:document-meta>
</file>